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eping it Real - Helping Learners Navigate the Concrete and Abstract</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is chapter highlights the value and challenges of implementing hands-on teaching approaches in a UK schooling context. It begins by looking at interpretations of inclusion and specifically the framework Universal Design for Learning (UDL). The terms concrete and abstract and their relevance to coding and definitions of Computational Thinking are explored.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and coding as an activity can draw on the diverse ways that computing touches people’s concrete lives. A quick search the web for creative computing or tech for kids yields a multitude of activities, devices and materials designed to engage hobby interests of young people. Physical examples include fashion and textiles based computing, robotics, colourful lighting displays and programming lego constructions. This chapter celebrates the value and fun involved in coding in these contexts. However, while the range of materials and possible creative projects is promising, aligning creative opportunities with an exam-assessed curriculum is challenging.</text:p>
      <text:p text:style-name="Text_20_body">This chapter highlights the value and challenges of implementing hands-on teaching approaches in a UK schooling context. It begins by looking at interpretations of inclusion and specifically the framework Universal Design for Learning (UDL). The terms concrete and abstract and their relevance to coding and definitions of Computational Thinking are explored.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text:p>
      <text:h text:style-name="Heading_20_2" text:outline-level="2"><text:bookmark-start text:name="inclusion-and-inclusive-pedagogies"/><text:soft-page-break/>Inclusion and Inclusive Pedagogies<text:bookmark-end text:name="inclusion-and-inclusive-pedagogies"/></text:h>
      <text:p text:style-name="First_20_paragraph">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QkWvpRLv2S"/>(Black-Hawkins et al., 2008)<text:reference-mark-end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QkWvpRLv2S"/>. The issue of alienation from the culture of computing in schools has been identified as an issue of concern especially for girls and some ethnic minorities <text:reference-mark-start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b5YmkbOv3D"/>(The Royal Society, 2017)<text:reference-mark-end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b5YmkbOv3D"/>.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educators to help them design learning experiences that incorporate diverse ways to engage pupils and to represent the concepts being communicated. The UDL framework provides guidelines for three key areas of representation, expression and engagement and action <text:reference-mark-start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EKqvLqgZW8"/>(CAST, n.d.)<text:reference-mark-end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EKqvLqgZW8"/>. You can use the following summary of UDL principles as a checklist to help you to plan inclusive teaching activities. A more comprehensive outline is provided by CAST organisation.<text:note text:id="ftn1" text:note-class="footnote"><text:note-citation>1</text:note-citation><text:note-body><text:p text:style-name="Footnote">https://udlguidelines.cast.org/</text:p></text:note-body></text:note></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pan text:style-name="T2">Multiple means of engagement:</text:span> Have you been able to increase student choice and the relevance of your material to spark learners excitement? Are you using a variety of ways to allow your learners to focus on their goals, maintain self-belief and sustain their effort as individuals and in group work?</text:p>
      <text:p text:style-name="Text_20_body"><text:span text:style-name="T2">Multiple means of expression /action:</text:span> No one particular action or format of expression will be best for all students. Are you able to offer a choice in how your students interact with materials <text:soft-page-break/>and tools (particularly assistive technologies), allow students choice in the media they use for communication and construction? How much are students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utQhZjDdR5"/>(Cook et al., 2016)<text:reference-mark-end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utQhZjDdR5"/> explored the alignment of UDL with another framework, CRA, which consists of a three stage model to support learners to develop concepts <text:reference-mark-start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Y2wefhfnmL"/>(Fyfe et al., 2014)<text:reference-mark-end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Y2wefhfnmL"/>.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In everyday usage abstract knowledge may be harder to grasp with than more concrete understandings. For example, we might ask for a concrete example if we don’t understand a more abstract definition. Here, it is the use of something in context that makes something concrete. In traditional conceptions of education abstract knowledge is often perceived to be of greater value. If you can understand a concept as it applies in different situations then this ability to transfer it and have a more global understanding is held as a higher form of knowledge. This concept is popular in education in many forms, for example, Piaget’s influential model of developmental stages, specifically in the <text:soft-page-break/>progression to more abstract thinking in the transition from the concrete (operational) to formal (abstract) stages <text:reference-mark-start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NQuo7UdCGu"/>(Burman, 2021)<text:reference-mark-end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NQuo7UdCGu"/>.</text:p>
      <text:p text:style-name="Text_20_body">Not all educators agree with the supremacy of more abstract ideas of knowledge and are keen to celebrate the value of concrete exploration by learners. Seymour Papert and Sherry Turke’s work on creative computing at MIT created a legacy that includes the development of the Scratch programming tool and the use of physical computing in education. Papert and Turkle <text:reference-mark-start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UlqpGDofFZ"/>(1990)<text:reference-mark-end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UlqpGDofFZ"/>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putting to certain learners and especially girls. They argue that the process of finding solutions to coding issues for novice coders should be a matter of personal preference. As well as the terms abstract and concrete - they use the terms top-down and bottom-up approaches to learning.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prioritising teaching and testing of abstract concepts is to devalue this bottom up approach to coding. This way of coding has also been called a craft approach. It is an way of doing things that has been shown to have a lot of value in many professions.</text:p>
      <text:p text:style-name="Text_20_body">Thus as inclusive educators, we have a duty to allow learners to follow a learning path that suits them as much as is practical within the constraints of the curriculum. A conceptual tool that may help teachers to help learners to navigating between the abstract and concrete is semantic profiling.</text:p>
      <text:h text:style-name="Heading_20_3" text:outline-level="3"><text:bookmark-start text:name="key-concept---semantic-profiles"/>Key Concept - Semantic Profiles<text:bookmark-end text:name="key-concept---semantic-profil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nbktPJwCPG"/>(Macnaught et al., 2013)<text:reference-mark-end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nbktPJwCPG"/>.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text:note text:id="ftn2" text:note-class="footnote"><text:note-citation>2</text:note-citation><text:note-body><text:p text:style-name="Footnote">https://blog.teachcomputing.org/quick-read-6-semantic-waves/</text:p></text:note-body></text:note></text:p>
      <text:p text:style-name="Text_20_body">Research carried out by Curzon and colleagues <text:reference-mark-start text:name="ZOTERO_ITEM CSL_CITATION {&quot;citationID&quot;:&quot;gutrzqtc&quot;,&quot;properties&quot;:{&quot;formattedCitation&quot;:&quot;(2020)&quot;,&quot;plainCitation&quot;:&quot;(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nS5XguIJNH"/>(2020)<text:reference-mark-end text:name="ZOTERO_ITEM CSL_CITATION {&quot;citationID&quot;:&quot;gutrzqtc&quot;,&quot;properties&quot;:{&quot;formattedCitation&quot;:&quot;(2020)&quot;,&quot;plainCitation&quot;:&quot;(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nS5XguIJNH"/> in a computing education context outlines the value of semantic profiles in wave shape as opposed to a flatline which remains too much in concrete examples or more abstract concepts. This research highlights the value of unpacking, <text:soft-page-break/>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 &lt;Concrete_Figure1.1.png&gt; Figure 1.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To help you balance your lessons, it is helpful to identify what parts of your sessions address more abstract conceptions of computing knowledge and those that are more concrete. To do this ask you can yourself the following questions about your sessions.</text:p>
      <text:list xml:id="list1407424875" text:style-name="L1">
        <text:list-item>
          <text:p text:style-name="P3">What are the core skills and concepts I want to communicate in my session? How many of them are more abstract and how many are more concrete? Do I have a good balance?<text:line-break/></text:p>
        </text:list-item>
        <text:list-item>
          <text:p text:style-name="P3">How do learners first meet core concepts? How are they re-enforced? Is it through an abstract definition, supported by a more concrete explained example, or via hands on work that they are engaged in?</text:p>
        </text:list-item>
        <text:list-item>
          <text:p text:style-name="P3">What kind of semantic profile do your lessons follow? Are you able to avoid ‘flatlining’, where students explore only abstract or concrete language?</text:p>
        </text:list-item>
        <text:list-item>
          <text:p text:style-name="P3">Are you alternating between concrete and abstract poles in a way that helps deepen the understandings of students as they link curriculum concepts to practical experience by helping them link curriculum concepts to practical experience and back aga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XDnzDNyJfq"/>(Tedre and Denning, 2016)<text:reference-mark-end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XDnzDNyJfq"/>.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oplrcnth&quot;,&quot;properties&quot;:{&quot;formattedCitation&quot;:&quot;(Wing, 2011)&quot;,&quot;plainCitation&quot;:&quot;(Wing, 2011)&quot;,&quot;noteIndex&quot;:0},&quot;citationItems&quot;:[{&quot;id&quot;:8427,&quot;uris&quot;:[&quot;http://zotero.org/users/1913249/items/JH4LGUDX&quot;],&quot;uri&quot;:[&quot;http://zotero.org/users/1913249/items/JH4LGUDX&quot;],&quot;itemData&quot;:{&quot;id&quot;:8427,&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QpU9Yx87RF"/>(Wing, 2011)<text:reference-mark-end text:name="ZOTERO_ITEM CSL_CITATION {&quot;citationID&quot;:&quot;oplrcnth&quot;,&quot;properties&quot;:{&quot;formattedCitation&quot;:&quot;(Wing, 2011)&quot;,&quot;plainCitation&quot;:&quot;(Wing, 2011)&quot;,&quot;noteIndex&quot;:0},&quot;citationItems&quot;:[{&quot;id&quot;:8427,&quot;uris&quot;:[&quot;http://zotero.org/users/1913249/items/JH4LGUDX&quot;],&quot;uri&quot;:[&quot;http://zotero.org/users/1913249/items/JH4LGUDX&quot;],&quot;itemData&quot;:{&quot;id&quot;:8427,&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QpU9Yx87RF"/>. Many learning resources designed to support the computing curriculum present this principle as four key pillars of CT: decomposition, pattern recognition, abstraction and algorithmic thinking <text:reference-mark-start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Ew0T01ehrp"/>(BBC Bitesize, n.d.)<text:reference-mark-end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Ew0T01ehrp"/>. The essence here is to deal with concepts and principles as abstract and separate from the context of coding.</text:p>
      <text:p text:style-name="Text_20_body"><text:soft-page-break/>Another widely used definition of CT by Brennan and Resnick <text:reference-mark-start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BN1LlOm9ud"/>(2012)<text:reference-mark-end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BN1LlOm9ud"/>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list xml:id="list104634779" text:style-name="L2">
        <text:list-item>
          <text:p text:style-name="P4"><text:span text:style-name="T1">Computational concepts</text:span> include sequences, loops, parallelism, events, conditionals, operators, and data; thus representing the mechanics of coding structures.</text:p>
        </text:list-item>
        <text:list-item>
          <text:p text:style-name="P4"><text:span text:style-name="T1">Computational practices</text:span> include debugging, iteration, reuse and remixing, and abstracting and taking a modular approach.</text:p>
        </text:list-item>
        <text:list-item>
          <text:p text:style-name="P4"><text:span text:style-name="T1">Computational perspectives</text:span> such as expressing, questioning connecting were observed in the behaviour of learners completing their coding designs.</text:p>
        </text:list-item>
      </text:list>
      <text:p text:style-name="First_20_paragraph">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riculum. As such, it may be familiar from websites, posters and other supporting material created by groups like Barefoot computing. Lye’s extensive review of teaching Computational Thinking <text:reference-mark-start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PWqKAjrKFz"/>(Lye and Koh, 2014)<text:reference-mark-end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PWqKAjrKFz"/>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w88OztgC2L"/>(Csizmadia et al., 2015)<text:reference-mark-end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w88OztgC2L"/> have included elements of this applied framework as well as other more abstract CT concepts.</text:p>
      <text:p text:style-name="Text_20_body">The popularity of the CT frameworks describing concrete and collaborative learning help encourage with inclusive teaching approaches. However the tension between abstract and thus potentially transferable knowledge and context-bound concrete knowledge exists not only in definitions of CT and but also in approaches to teaching and testing. In the next section we explore this tension and look at recent responses in the field of UK computing education.</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ext:soft-page-break/>The questions in the format of small coding challenges must be fragmented to be able test a particular part of the curriculum. A focus on written exam approaches in the classroom can reduce time to explore more authentic projects where students follow their own interests and develop design, debugging and other troubleshooting practices.</text:p>
      <text:p text:style-name="Text_20_body">Spending a lot of time in lessons addressing decontextualised exam questions has potentially negative impacts on student engagement and such disengagement is a serious barrier to inclusion <text:reference-mark-start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HhuiTX3ZYa"/>(Kanevsky and Keighley, 2003)<text:reference-mark-end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HhuiTX3ZYa"/>.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 Having proficiency in a variety of relevant teaching approaches can be helpful to resolve this tension. The NCCE has produced a series of resources based on research on computing practices to help teachers. They have provided a set of 12 principles for teaching computing<text:note text:id="ftn3" text:note-class="footnote"><text:note-citation>3</text:note-citation><text:note-body><text:p text:style-name="Footnote">https://blog.teachcomputing.org/how-we-teach-computing/</text:p></text:note-body></text:note> and supporting Pedagogy Quick Read documents<text:note text:id="ftn4" text:note-class="footnote"><text:note-citation>4</text:note-citation><text:note-body><text:p text:style-name="Footnote">https://blog.teachcomputing.org/tag/quickread/</text:p></text:note-body></text:note> aimed at teachers to explain and promote key research-informed teaching techniques. The following sections summarise some of these principles.</text:p>
      <text:p text:style-name="Text_20_body"><text:span text:style-name="T2">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text:note text:id="ftn5" text:note-class="footnote"><text:note-citation>5</text:note-citation><text:note-body><text:p text:style-name="Footnote">https://blog.teachcomputing.org/using-primm-to-structure-programming-lessons/</text:p></text:note-body></text:note></text:p>
      <text:p text:style-name="Text_20_body"><text:span text:style-name="T2">Unplugged activities:</text:span> Unplugged activities are carried out away from the computer and aim to illustrate computing concepts. Unplugged activities often use very familiar non-school examples and draw on learners’ understanding of their own concrete experiences. As an example, teachers may use cooking recipes as a way to illustrate the importance of correct sequencing in a code context. Unplugged activities are also often embodied activities. Embodied ways of learning involve moving beyond a computational view of cognition to recognise the importance of physical experience and emotions in the learning process <text:reference-mark-start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dLI9RxFujG"/>(Settoducato, 2017)<text:reference-mark-end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dLI9RxFujG"/>. Thus, the practice is very much in line with the UDL principle of allowing multiple forms of expression and action for learners and highlighting patterns of knowledge representation. To help learner integrate abstract concepts teachers should link unplugged activities with concrete coding activities. A semantic wave approach as outlined above can help teachers explore this process.</text:p>
      <text:p text:style-name="Text_20_body"><text:span text:style-name="T2">Pair Programming:</text:span> Pair Programming groups students in pairs and divide coding two into two <text:soft-page-break/>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text:note text:id="ftn6" text:note-class="footnote"><text:note-citation>6</text:note-citation><text:note-body><text:p text:style-name="Footnote">https://blog.teachcomputing.org/quick-read-pair-programming-supports-learners/</text:p></text:note-body></text:note></text:p>
      <text:p text:style-name="Text_20_body"><text:span text:style-name="T2">Observing and Assessing Hands-On Practices:</text:span> One way to address the tension between giving learners the freedom to pursue their own concrete coding goals, and is the use of observational techniques to assess user progress. Skilled observation allows teachers to catch learners when they are engaged with their own personally meaningful project and their motivation to solve problems is high. The NCCE have created a quick read on observation.<text:note text:id="ftn7" text:note-class="footnote"><text:note-citation>7</text:note-citation><text:note-body><text:p text:style-name="Footnote">https://blog.teachcomputing.org/using-observation-techniques-to-record-student-behaviour-for-research-or-evaluation/</text:p></text:note-body></text:note> A summary of that document follows:</text:p>
      <text:list xml:id="list4069559189" text:style-name="L3">
        <text:list-item>
          <text:p text:style-name="P2"><text:span text:style-name="T1">Structured observations:</text:span> Before lessons, teachers create a framework of the behaviour or use of concepts they want to observe during interactions with students, via recordings or created work.</text:p>
        </text:list-item>
        <text:list-item>
          <text:p text:style-name="P2"><text:span text:style-name="T1">Unstructured observations:</text:span> Teachers record or reflect on some of the more unexpected turns that happen during the lesson, often after the event from memory or recordings.</text:p>
        </text:list-item>
        <text:list-item>
          <text:p text:style-name="P2"><text:span text:style-name="T1">Verbal protocols:</text:span> Teachers assess the learning and understandings of students by asking them to talk aloud the way they are solving problems and undertaking tasks.</text:p>
        </text:list-item>
      </text:list>
      <text:p text:style-name="First_20_paragraph">This kind of observation is time consuming and can benefit from extra classroom support. However, this effort can be justified as inclusive measure to support a diversity of learner expression and assessment recommended by the UDL guidelines.</text:p>
      <text:p text:style-name="Text_20_body"><text:span text:style-name="T2">The Use of Concept Maps and Learning Frameworks:</text:span> To facilitate structured observation a predetermined framework of the kind of behaviours, practices and concepts that align with the project work being undertaken is extremely useful. One way that teachers can develop such frameworks is via a technique called concept maps. The NCCE have created a Quick Read guide for teachers to create concept maps which focuses on more technical knowledge<text:note text:id="ftn8" text:note-class="footnote"><text:note-citation>8</text:note-citation><text:note-body><text:p text:style-name="Footnote">https://blog.teachcomputing.org/using-concept-maps-to-capture-communicate-construct-and-assess-knowledge/</text:p></text:note-body></text:note>. In this document concept maps are presented as a way for teachers to model and for students to explore connections between concepts. They can also be used as a map or a matrix to help observation. Provide students with this framework can also help them navigate their learning journey. Having potential learning clearly mapped out and involving students in self-monitoring increases the efficiency of the observation process. The visual nature of the maps also align with UDL guidelines on presenting concepts via multiple means. I explore project approaches in another <text:soft-page-break/>chapter of this book. I also outline the use of maps as a way to help manage a learner-led approach to game making in a further chapter in this collection on game making.</text:p>
      <text:h text:style-name="Heading_20_2" text:outline-level="2"><text:bookmark-start text:name="conclusion"/>Conclusion<text:bookmark-end text:name="conclusion"/></text:h>
      <text:p text:style-name="First_20_paragraph">The purpose of this chapter has been to celebrate the educational value of hands-on, concrete coding as an inclusive way to explore the computing curriculum. As computing educators we are lucky to have rich and engaging resources at our disposal which invite tinkering and learning through trial and error experimentation. This chapter has explored the value of UDL principles for teachers looking to inclusive practice and the possibility to assess content knowledge through observing students during hands-on work. We have seen the researchers Papert and Turkle celebrate the value of the concrete at a very early stage of computing education. More recently, Resnick and Rusk <text:reference-mark-start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BMNmWWMN14"/>(2020)<text:reference-mark-end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BMNmWWMN14"/> from the Scratch research community caution against recent tendencies to adopt predominately formal approaches to computing including: too much memorisation of computational terms rather than application, devaluing hands-on coding compared to abstract concepts, not enough time devoted to complete projects and, finally, learners not given enough choice in their coding projects. I share the concern of these researchers that the potential for computing to build creative and design thinking competencies is not being optimised in formal education.<text:note text:id="ftn9" text:note-class="footnote"><text:note-citation>9</text:note-citation><text:note-body><text:p text:style-name="Footnote">https://web.media.mit.edu/~mres/papers/CACM-Coding-At-Crossroads.pdf</text:p></text:note-body></text:note> Teachers in the UK continue to experience tensions between encouraging experimentation and the pressure to bring students attention back to underlying concepts that are assessed through more abstract test material. The NCCE is playing a pivotal role in supporting teachers to recognise and navigate the abstract and concrete via teaching techniques. In another chapter I explore the principles of design and project based approaches which also have potential to aid teachers balance the requirements of the curriculum and the value of letting students spend more getting their hands dirty in the concrete of coding.</text:p>
      <text:p text:style-name="Text_20_body"/>
      <text:p text:style-name="P5"/>
      <text:section text:style-name="Sect1" text:name="ZOTERO_BIBL {&quot;uncited&quot;:[],&quot;omitted&quot;:[],&quot;custom&quot;:[]} CSL_BIBLIOGRAPHY RNDhRUDkVSkV7">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rennan, K., Resnick, M., 2012. New frameworks for studying and assessing the development of computational thinking 25.</text:p>
        <text:p text:style-name="Bibliography_20_1">Burman, J.T., 2021. The Genetic Epistemology of Jean Piaget, in: Oxford Research Encyclopedia of Psychology. Oxford University Press. https://doi.org/10.1093/acrefore/9780190236557.013.521</text:p>
        <text:p text:style-name="Bibliography_20_1">CAST, n.d. About Universal Design for Learning [WWW Document]. CAST. URL https://www.cast.org/impact/universal-design-for-learning-udl (accessed 2.13.22).</text:p>
        <text:p text:style-name="Bibliography_20_1">Cook, S., Rao, K., Cook, B., 2016. Using universal design for learning to personalize an evidence-based practice for students with disabilities. pp. 239–248.</text:p>
        <text:p text:style-name="Bibliography_20_1">Csizmadia, A., Curzon, P., Dorling, M., Humphreys, S., Ng, T., Selby, C., Woollard, J., 2015. Computational thinking - a guide for teachers. Computing at School.</text:p>
        <text:p text:style-name="Bibliography_20_1">Curzon, P., Waite, J., Maton, K., Donohue, J., 2020. Using semantic waves to analyse the effectiveness of unplugged computing activities, in: Proceedings of the 15th Workshop on Primary and Secondary Computing Education, WiPSCE ’20. Association for Computing Machinery, New York, NY, USA, pp. 1–10. https://doi.org/10.1145/3421590.3421606</text:p>
        <text:p text:style-name="Bibliography_20_1">Fyfe, E.R., McNeil, N.M., Son, J.Y., Goldstone, R.L., 2014. Concreteness Fading in Mathematics and Science Instruction: a Systematic Review. Educ Psychol Rev 26, 9–25. https://doi.org/10.1007/s10648-014-9249-3</text:p>
        <text:p text:style-name="Bibliography_20_1">Kanevsky, L., Keighley, T., 2003. To produce or not to produce? Understanding boredom and the honor in underachievement. Roeper Review 26, 20–28. https://doi.org/10.1080/02783190309554235</text:p>
        <text:p text:style-name="Bibliography_20_1">Lye, S.Y., Koh, J.H.L., 2014. Review on teaching and learning of computational thinking through programming: What is next for K-12? Computers in Human Behavior 41, 51–61. https://doi.org/10.1016/j.chb.2014.09.012</text:p>
        <text:p text:style-name="Bibliography_20_1">Macnaught, L., Maton, K., Martin, J.R., Matruglio, E., 2013. Jointly constructing semantic waves: Implications for teacher training. Linguistics and Education, Cumulative knowledge-building in secondary schooling 24, 50–63. https://doi.org/10.1016/j.linged.2012.11.008</text:p>
        <text:p text:style-name="Bibliography_20_1">Papert, S., Turkle, S., 1990. Epistemological Pluralism and the Revaluation of the Concrete. Signs 16.</text:p>
        <text:p text:style-name="Bibliography_20_1">Resnick, M., Rusk, N., 2020. Coding at a crossroads. Commun. ACM 63, 120–127. https://doi.org/10.1145/3375546</text:p>
        <text:p text:style-name="Bibliography_20_1">Settoducato, E., 2017. Of pedagogy and potentiality: Embodied learning and collaborative storytelling through pop-up exhibits. newlibs 2, 117–121. https://doi.org/10.21173/newlibs/3/5</text:p>
        <text:p text:style-name="Bibliography_20_1">Tedre, M., Denning, P.J., 2016. The long quest for computational thinking, in: Proceedings of the 16th Koli Calling International Conference on Computing Education Research. Presented <text:soft-page-break/>at the Koli Calling 2016: 16th Koli Calling International Conference on Computing Education Research, ACM, Koli Finland, pp. 120–129. https://doi.org/10.1145/2999541.2999542</text:p>
        <text:p text:style-name="Bibliography_20_1">The Royal Society, 2017. After the Reboot: Computing Education in UK Schools. The Royal Society.</text:p>
        <text:p text:style-name="Bibliography_20_1">Wing, J., 2011. Research notebook: Computational thinking—What and why. The link magazine 6, 20–23.</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Keeping it Real - Helping Learners Navigate the Concrete and Abstract</dc:title>
    <dc:creator>Mick Chesterman</dc:creator>
    <dc:date>2022-02-22T12:51:25.555470979</dc:date>
    <meta:editing-duration>PT3M17S</meta:editing-duration>
    <meta:editing-cycles>2</meta:editing-cycles>
    <meta:generator>LibreOffice/6.4.7.2$Linux_X86_64 LibreOffice_project/40$Build-2</meta:generator>
    <meta:document-statistic meta:table-count="0" meta:image-count="0" meta:object-count="0" meta:page-count="11" meta:paragraph-count="87" meta:word-count="4719" meta:character-count="31802" meta:non-whitespace-character-count="27189"/>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ihBurq1A"/&gt;&lt;style id="http://www.zotero.org/styles/elsevier-harvard" hasBibliography="1" bibliographyStyleHasBeenSet="1"/&gt;&lt;prefs&gt;&lt;pref name="fieldType" value="ReferenceMark"/&gt;&lt;/prefs&gt;&lt;/data&gt;</meta:user-defined>
  </office:meta>
</office:document-meta>
</file>